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583in"/>
    </style:style>
    <style:style style:name="Table1.B" style:family="table-column">
      <style:table-column-properties style:column-width="3.4688in"/>
    </style:style>
    <style:style style:name="Table1.1" style:family="table-row">
      <style:table-row-properties style:min-row-height="9.30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6" style:family="table">
      <style:table-properties style:width="3.3958in" fo:margin-left="-0.0167in" table:align="left"/>
    </style:style>
    <style:style style:name="Table6.A" style:family="table-column">
      <style:table-column-properties style:column-width="1.4688in"/>
    </style:style>
    <style:style style:name="Table6.B" style:family="table-column">
      <style:table-column-properties style:column-width="1.9271in"/>
    </style:style>
    <style:style style:name="Table6.A1" style:family="table-cell">
      <style:table-cell-properties style:vertical-align="middle" fo:padding="0.0194in" fo:border-left="0.75pt solid #808080" fo:border-right="none" fo:border-top="0.75pt solid #808080" fo:border-bottom="0.05pt solid #808080"/>
    </style:style>
    <style:style style:name="Table6.B1" style:family="table-cell">
      <style:table-cell-properties style:vertical-align="middle" fo:padding="0.0194in" fo:border-left="0.05pt solid #808080" fo:border-right="0.75pt solid #808080" fo:border-top="0.75pt solid #808080" fo:border-bottom="0.05pt solid #808080"/>
    </style:style>
    <style:style style:name="Table6.A2" style:family="table-cell">
      <style:table-cell-properties style:vertical-align="middle" fo:padding="0.0194in" fo:border-left="0.75pt solid #808080" fo:border-right="none" fo:border-top="none" fo:border-bottom="0.05pt solid #808080"/>
    </style:style>
    <style:style style:name="Table6.B2" style:family="table-cell">
      <style:table-cell-properties style:vertical-align="middle" fo:padding="0.0194in" fo:border-left="0.05pt solid #808080" fo:border-right="0.75pt solid #808080" fo:border-top="none" fo:border-bottom="0.05pt solid #808080"/>
    </style:style>
    <style:style style:name="Table6.A6" style:family="table-cell">
      <style:table-cell-properties style:vertical-align="middle" fo:padding="0.0194in" fo:border-left="0.75pt solid #808080" fo:border-right="none" fo:border-top="none" fo:border-bottom="0.75pt solid #808080"/>
    </style:style>
    <style:style style:name="Table6.B6" style:family="table-cell">
      <style:table-cell-properties style:vertical-align="middle" fo:padding="0.0194in" fo:border-left="0.05pt solid #808080" fo:border-right="0.75pt solid #808080" fo:border-top="none" fo:border-bottom="0.75pt solid #808080"/>
    </style:style>
    <style:style style:name="Table7" style:family="table">
      <style:table-properties style:width="3.0826in" fo:margin-left="0.0521in" table:align="left"/>
    </style:style>
    <style:style style:name="Table7.A" style:family="table-column">
      <style:table-column-properties style:column-width="0.7125in"/>
    </style:style>
    <style:style style:name="Table7.B" style:family="table-column">
      <style:table-column-properties style:column-width="0.6833in"/>
    </style:style>
    <style:style style:name="Table7.C" style:family="table-column">
      <style:table-column-properties style:column-width="0.6882in"/>
    </style:style>
    <style:style style:name="Table7.D" style:family="table-column">
      <style:table-column-properties style:column-width="0.9986in"/>
    </style:style>
    <style:style style:name="Table7.A1" style:family="table-cell">
      <style:table-cell-properties style:vertical-align="middle" fo:padding="0.0194in" fo:border="none"/>
    </style:style>
    <style:style style:name="Table8" style:family="table">
      <style:table-properties style:width="3.3854in" table:align="left"/>
    </style:style>
    <style:style style:name="Table8.A" style:family="table-column">
      <style:table-column-properties style:column-width="0.7229in"/>
    </style:style>
    <style:style style:name="Table8.B" style:family="table-column">
      <style:table-column-properties style:column-width="0.684in"/>
    </style:style>
    <style:style style:name="Table8.C" style:family="table-column">
      <style:table-column-properties style:column-width="1.4889in"/>
    </style:style>
    <style:style style:name="Table8.D" style:family="table-column">
      <style:table-column-properties style:column-width="0.4896in"/>
    </style:style>
    <style:style style:name="Table8.A1" style:family="table-cell">
      <style:table-cell-properties style:vertical-align="middle" fo:padding="0.0194in" fo:border-left="0.75pt solid #808080" fo:border-right="none" fo:border-top="0.75pt solid #808080" fo:border-bottom="0.05pt solid #808080"/>
    </style:style>
    <style:style style:name="Table8.B1" style:family="table-cell">
      <style:table-cell-properties style:vertical-align="middle" fo:padding="0.0194in" fo:border-left="0.05pt solid #808080" fo:border-right="none" fo:border-top="0.75pt solid #808080" fo:border-bottom="0.05pt solid #808080"/>
    </style:style>
    <style:style style:name="Table8.D1" style:family="table-cell">
      <style:table-cell-properties style:vertical-align="middle" fo:padding="0.0194in" fo:border-left="0.05pt solid #808080" fo:border-right="0.75pt solid #808080" fo:border-top="0.75pt solid #808080" fo:border-bottom="0.05pt solid #808080"/>
    </style:style>
    <style:style style:name="Table8.A2" style:family="table-cell">
      <style:table-cell-properties style:vertical-align="middle" fo:padding="0.0194in" fo:border-left="0.75pt solid #808080" fo:border-right="none" fo:border-top="none" fo:border-bottom="0.05pt solid #808080"/>
    </style:style>
    <style:style style:name="Table8.B2" style:family="table-cell">
      <style:table-cell-properties style:vertical-align="middle" fo:padding="0.0194in" fo:border-left="0.05pt solid #808080" fo:border-right="none" fo:border-top="none" fo:border-bottom="0.05pt solid #808080"/>
    </style:style>
    <style:style style:name="Table8.D2" style:family="table-cell">
      <style:table-cell-properties style:vertical-align="middle" fo:padding="0.0194in" fo:border-left="0.05pt solid #808080" fo:border-right="0.75pt solid #808080" fo:border-top="none" fo:border-bottom="0.05pt solid #808080"/>
    </style:style>
    <style:style style:name="Table8.A8" style:family="table-cell">
      <style:table-cell-properties style:vertical-align="middle" fo:padding="0.0194in" fo:border-left="0.75pt solid #808080" fo:border-right="none" fo:border-top="none" fo:border-bottom="0.75pt solid #808080"/>
    </style:style>
    <style:style style:name="Table8.B8" style:family="table-cell">
      <style:table-cell-properties style:vertical-align="middle" fo:padding="0.0194in" fo:border-left="0.05pt solid #808080" fo:border-right="none" fo:border-top="none" fo:border-bottom="0.75pt solid #808080"/>
    </style:style>
    <style:style style:name="Table8.D8" style:family="table-cell">
      <style:table-cell-properties style:vertical-align="middle" fo:padding="0.0194in" fo:border-left="0.05pt solid #808080" fo:border-right="0.75pt solid #808080" fo:border-top="none" fo:border-bottom="0.75pt solid #808080"/>
    </style:style>
    <style:style style:name="Table9" style:family="table">
      <style:table-properties style:width="3.2813in" table:align="left"/>
    </style:style>
    <style:style style:name="Table9.A" style:family="table-column">
      <style:table-column-properties style:column-width="0.7229in"/>
    </style:style>
    <style:style style:name="Table9.B" style:family="table-column">
      <style:table-column-properties style:column-width="1.2667in"/>
    </style:style>
    <style:style style:name="Table9.C" style:family="table-column">
      <style:table-column-properties style:column-width="1.2917in"/>
    </style:style>
    <style:style style:name="Table9.A1" style:family="table-cell">
      <style:table-cell-properties style:vertical-align="middle" fo:padding="0.0194in" fo:border-left="0.75pt solid #808080" fo:border-right="none" fo:border-top="0.75pt solid #808080" fo:border-bottom="0.05pt solid #808080"/>
    </style:style>
    <style:style style:name="Table9.B1" style:family="table-cell">
      <style:table-cell-properties style:vertical-align="middle" fo:padding="0.0194in" fo:border-left="0.05pt solid #808080" fo:border-right="none" fo:border-top="0.75pt solid #808080" fo:border-bottom="0.05pt solid #808080"/>
    </style:style>
    <style:style style:name="Table9.C1" style:family="table-cell">
      <style:table-cell-properties style:vertical-align="middle" fo:padding="0.0194in" fo:border-left="0.05pt solid #808080" fo:border-right="0.75pt solid #808080" fo:border-top="0.75pt solid #808080" fo:border-bottom="0.05pt solid #808080"/>
    </style:style>
    <style:style style:name="Table9.A2" style:family="table-cell">
      <style:table-cell-properties style:vertical-align="middle" fo:padding="0.0194in" fo:border-left="0.75pt solid #808080" fo:border-right="none" fo:border-top="none" fo:border-bottom="0.05pt solid #808080"/>
    </style:style>
    <style:style style:name="Table9.B2" style:family="table-cell">
      <style:table-cell-properties style:vertical-align="middle" fo:padding="0.0194in" fo:border-left="0.05pt solid #808080" fo:border-right="none" fo:border-top="none" fo:border-bottom="0.05pt solid #808080"/>
    </style:style>
    <style:style style:name="Table9.C2" style:family="table-cell">
      <style:table-cell-properties style:vertical-align="middle" fo:padding="0.0194in" fo:border-left="0.05pt solid #808080" fo:border-right="0.75pt solid #808080" fo:border-top="none" fo:border-bottom="0.05pt solid #808080"/>
    </style:style>
    <style:style style:name="Table9.A3" style:family="table-cell">
      <style:table-cell-properties style:vertical-align="middle" fo:padding="0.0194in" fo:border-left="0.75pt solid #808080" fo:border-right="none" fo:border-top="none" fo:border-bottom="0.75pt solid #808080"/>
    </style:style>
    <style:style style:name="Table9.B3" style:family="table-cell">
      <style:table-cell-properties style:vertical-align="middle" fo:padding="0.0194in" fo:border-left="0.05pt solid #808080" fo:border-right="none" fo:border-top="none" fo:border-bottom="0.75pt solid #808080"/>
    </style:style>
    <style:style style:name="Table9.C3" style:family="table-cell">
      <style:table-cell-properties style:vertical-align="middle" fo:padding="0.0194in" fo:border-left="0.05pt solid #808080" fo:border-right="0.75pt solid #808080" fo:border-top="none" fo:border-bottom="0.75pt solid #808080"/>
    </style:style>
    <style:style style:name="Table10" style:family="table">
      <style:table-properties style:width="3.3819in" table:align="margins"/>
    </style:style>
    <style:style style:name="Table10.A" style:family="table-column">
      <style:table-column-properties style:column-width="1.691in" style:rel-column-width="32767*"/>
    </style:style>
    <style:style style:name="Table10.B" style:family="table-column">
      <style:table-column-properties style:column-width="1.691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3.3819in" table:align="margins"/>
    </style:style>
    <style:style style:name="Table11.A" style:family="table-column">
      <style:table-column-properties style:column-width="0.8451in" style:rel-column-width="16377*"/>
    </style:style>
    <style:style style:name="Table11.B" style:family="table-column">
      <style:table-column-properties style:column-width="0.8458in" style:rel-column-width="16390*"/>
    </style:style>
    <style:style style:name="Table11.D" style:family="table-column">
      <style:table-column-properties style:column-width="0.8458in" style:rel-column-width="1639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2" style:family="table">
      <style:table-properties style:width="3.3924in" table:align="margins"/>
    </style:style>
    <style:style style:name="Table2.A" style:family="table-column">
      <style:table-column-properties style:column-width="1.0938in" style:rel-column-width="21129*"/>
    </style:style>
    <style:style style:name="Table2.B" style:family="table-column">
      <style:table-column-properties style:column-width="2.2986in" style:rel-column-width="444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924in" table:align="margins"/>
    </style:style>
    <style:style style:name="Table3.A" style:family="table-column">
      <style:table-column-properties style:column-width="1.1354in" style:rel-column-width="21934*"/>
    </style:style>
    <style:style style:name="Table3.B" style:family="table-column">
      <style:table-column-properties style:column-width="2.2569in" style:rel-column-width="4360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924in" table:align="margins"/>
    </style:style>
    <style:style style:name="Table4.A" style:family="table-column">
      <style:table-column-properties style:column-width="1.6958in" style:rel-column-width="32767*"/>
    </style:style>
    <style:style style:name="Table4.B" style:family="table-column">
      <style:table-column-properties style:column-width="1.69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924in" table:align="margins"/>
    </style:style>
    <style:style style:name="Table5.A" style:family="table-column">
      <style:table-column-properties style:column-width="1.6958in" style:rel-column-width="32767*"/>
    </style:style>
    <style:style style:name="Table5.B" style:family="table-column">
      <style:table-column-properties style:column-width="1.69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0pt" fo:letter-spacing="normal" fo:font-style="normal" style:font-size-asian="10pt" style:font-size-complex="10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Table_20_Contents">
      <style:text-properties style:font-name="Times New Roman" fo:font-size="10pt" style:font-size-asian="10pt" style:font-size-complex="10pt"/>
    </style:style>
    <style:style style:name="P6" style:family="paragraph" style:parent-style-name="Table_20_Contents">
      <style:text-properties style:font-name="Times New Roman" fo:font-size="10pt" fo:font-weight="bold" style:font-size-asian="10pt" style:font-size-complex="10pt"/>
    </style:style>
    <style:style style:name="P7" style:family="paragraph" style:parent-style-name="Table_20_Contents">
      <style:text-properties fo:color="#000000" style:font-name="Times New Roman" fo:font-size="10pt" style:font-size-asian="10pt" style:font-size-complex="10pt"/>
    </style:style>
    <style:style style:name="P8" style:family="paragraph" style:parent-style-name="Preformatted_20_Text">
      <style:text-properties style:font-name="Times New Roman" fo:font-size="10pt" style:font-size-asian="10pt" style:font-size-complex="10pt"/>
    </style:style>
    <style:style style:name="P9" style:family="paragraph" style:parent-style-name="Preformatted_20_Text">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0" style:family="paragraph" style:parent-style-name="Preformatted_20_Text">
      <style:paragraph-properties fo:margin-top="0in" fo:margin-bottom="0.1965in"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1" style:family="paragraph" style:parent-style-name="Heading_20_2">
      <style:text-properties fo:font-variant="normal" fo:text-transform="none" fo:color="#000000" style:font-name="Times New Roman" fo:font-size="10pt" fo:letter-spacing="normal" fo:font-style="normal" style:font-size-asian="10pt" style:font-size-complex="10pt"/>
    </style:style>
    <style:style style:name="P12" style:family="paragraph" style:parent-style-name="Table_20_Contents">
      <style:text-properties style:font-name="Times New Roman"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color="#ff0000"/>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style:font-name="Times New Roman" fo:font-size="10pt" fo:letter-spacing="normal" fo:font-style="normal" fo:font-weight="normal" style:font-size-asian="10pt" style:font-size-complex="10pt"/>
    </style:style>
    <style:style style:name="T7" style:family="text">
      <style:text-properties fo:font-variant="normal" fo:text-transform="none" fo:color="#000000" style:font-name="Times New Roman"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Array Functions</text:p>
            <table:table table:name="Table6" table:style-name="Table6">
              <table:table-column table:style-name="Table6.A"/>
              <table:table-column table:style-name="Table6.B"/>
              <table:table-row>
                <table:table-cell table:style-name="Table6.A1" office:value-type="string">
                  <text:p text:style-name="P6">Function</text:p>
                </table:table-cell>
                <table:table-cell table:style-name="Table6.B1" office:value-type="string">
                  <text:p text:style-name="P6">Definition</text:p>
                </table:table-cell>
              </table:table-row>
              <table:table-row>
                <table:table-cell table:style-name="Table6.A2" office:value-type="string">
                  <text:p text:style-name="P5">push(@array, <text:span text:style-name="T1">Element</text:span>)</text:p>
                </table:table-cell>
                <table:table-cell table:style-name="Table6.B2" office:value-type="string">
                  <text:p text:style-name="P5">Adds to the end of an array</text:p>
                </table:table-cell>
              </table:table-row>
              <table:table-row>
                <table:table-cell table:style-name="Table6.A2" office:value-type="string">
                  <text:p text:style-name="P5">pop(@array)</text:p>
                </table:table-cell>
                <table:table-cell table:style-name="Table6.B2" office:value-type="string">
                  <text:p text:style-name="P5">Removes the last element of the array</text:p>
                </table:table-cell>
              </table:table-row>
              <table:table-row>
                <table:table-cell table:style-name="Table6.A2" office:value-type="string">
                  <text:p text:style-name="P5">unshift(@array, <text:span text:style-name="T1">Element</text:span>)</text:p>
                </table:table-cell>
                <table:table-cell table:style-name="Table6.B2" office:value-type="string">
                  <text:p text:style-name="P5">Adds to the beginning of an array</text:p>
                </table:table-cell>
              </table:table-row>
              <table:table-row>
                <table:table-cell table:style-name="Table6.A2" office:value-type="string">
                  <text:p text:style-name="P5">shift(@array)</text:p>
                </table:table-cell>
                <table:table-cell table:style-name="Table6.B2" office:value-type="string">
                  <text:p text:style-name="P5">Removes the first element of an array</text:p>
                </table:table-cell>
              </table:table-row>
              <table:table-row>
                <table:table-cell table:style-name="Table6.A6" office:value-type="string">
                  <text:p text:style-name="P5">delete $array[index]</text:p>
                </table:table-cell>
                <table:table-cell table:style-name="Table6.B6" office:value-type="string">
                  <text:p text:style-name="P5">Removes an element by index number</text:p>
                </table:table-cell>
              </table:table-row>
            </table:table>
            <text:h text:style-name="P11" text:outline-level="2">Arithmetic Operators: </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Operator</text:p>
                </table:table-cell>
                <table:table-cell table:style-name="Table7.A1" office:value-type="string">
                  <text:p text:style-name="P6">Example</text:p>
                </table:table-cell>
                <table:table-cell table:style-name="Table7.A1" office:value-type="string">
                  <text:p text:style-name="P6">Result</text:p>
                </table:table-cell>
                <table:table-cell table:style-name="Table7.A1" office:value-type="string">
                  <text:p text:style-name="P6">Definition</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14</text:p>
                </table:table-cell>
                <table:table-cell table:style-name="Table7.A1" office:value-type="string">
                  <text:p text:style-name="P5">Addition</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0</text:p>
                </table:table-cell>
                <table:table-cell table:style-name="Table7.A1" office:value-type="string">
                  <text:p text:style-name="P5">Subtraction</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49</text:p>
                </table:table-cell>
                <table:table-cell table:style-name="Table7.A1" office:value-type="string">
                  <text:p text:style-name="P5">Multiplication</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1</text:p>
                </table:table-cell>
                <table:table-cell table:style-name="Table7.A1" office:value-type="string">
                  <text:p text:style-name="P5">Division</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823543</text:p>
                </table:table-cell>
                <table:table-cell table:style-name="Table7.A1" office:value-type="string">
                  <text:p text:style-name="P5">Exponents</text:p>
                </table:table-cell>
              </table:table-row>
              <table:table-row>
                <table:table-cell table:style-name="Table7.A1" office:value-type="string">
                  <text:p text:style-name="P5">%</text:p>
                </table:table-cell>
                <table:table-cell table:style-name="Table7.A1" office:value-type="string">
                  <text:p text:style-name="P5">7 % 7</text:p>
                </table:table-cell>
                <table:table-cell table:style-name="Table7.A1" office:value-type="string">
                  <text:p text:style-name="P5">= 0</text:p>
                </table:table-cell>
                <table:table-cell table:style-name="Table7.A1" office:value-type="string">
                  <text:p text:style-name="P5">Modulus</text:p>
                </table:table-cell>
              </table:table-row>
            </table:table>
            <text:h text:style-name="P11" text:outline-level="2">Relational</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Operator</text:p>
                </table:table-cell>
                <table:table-cell table:style-name="Table8.B1" office:value-type="string">
                  <text:p text:style-name="P6">Example</text:p>
                </table:table-cell>
                <table:table-cell table:style-name="Table8.B1" office:value-type="string">
                  <text:p text:style-name="P6">Defined</text:p>
                </table:table-cell>
                <table:table-cell table:style-name="Table8.D1" office:value-type="string">
                  <text:p text:style-name="P6">Result</text:p>
                </table:table-cell>
              </table:table-row>
              <table:table-row>
                <table:table-cell table:style-name="Table8.A2" office:value-type="string">
                  <text:p text:style-name="P5">==,<text:span text:style-name="T3">eq</text:span></text:p>
                </table:table-cell>
                <table:table-cell table:style-name="Table8.B2" office:value-type="string">
                  <text:p text:style-name="P5">5 == 5<text:line-break/>5 eq 5</text:p>
                </table:table-cell>
                <table:table-cell table:style-name="Table8.B2" office:value-type="string">
                  <text:p text:style-name="P5">Test: Is 5 equal to 5?</text:p>
                </table:table-cell>
                <table:table-cell table:style-name="Table8.D2" office:value-type="string">
                  <text:p text:style-name="P5">True</text:p>
                </table:table-cell>
              </table:table-row>
              <table:table-row>
                <table:table-cell table:style-name="Table8.A2" office:value-type="string">
                  <text:p text:style-name="P5">!=,<text:span text:style-name="T3">ne</text:span></text:p>
                </table:table-cell>
                <table:table-cell table:style-name="Table8.B2" office:value-type="string">
                  <text:p text:style-name="P5">7 != 2<text:line-break/>7 ne 2</text:p>
                </table:table-cell>
                <table:table-cell table:style-name="Table8.B2" office:value-type="string">
                  <text:p text:style-name="P5">Test: Is 7 not equal to 2?</text:p>
                </table:table-cell>
                <table:table-cell table:style-name="Table8.D2" office:value-type="string">
                  <text:p text:style-name="P5">True</text:p>
                </table:table-cell>
              </table:table-row>
              <table:table-row>
                <table:table-cell table:style-name="Table8.A2" office:value-type="string">
                  <text:p text:style-name="P5">&lt;,<text:span text:style-name="T3">lt</text:span></text:p>
                </table:table-cell>
                <table:table-cell table:style-name="Table8.B2" office:value-type="string">
                  <text:p text:style-name="P5">7 &lt; 4<text:line-break/>7 lt 4</text:p>
                </table:table-cell>
                <table:table-cell table:style-name="Table8.B2" office:value-type="string">
                  <text:p text:style-name="P5">Test: Is 7 less than 4?</text:p>
                </table:table-cell>
                <table:table-cell table:style-name="Table8.D2" office:value-type="string">
                  <text:p text:style-name="P5">False</text:p>
                </table:table-cell>
              </table:table-row>
              <table:table-row>
                <table:table-cell table:style-name="Table8.A2" office:value-type="string">
                  <text:p text:style-name="P5">&gt;,<text:span text:style-name="T3">gt</text:span></text:p>
                </table:table-cell>
                <table:table-cell table:style-name="Table8.B2" office:value-type="string">
                  <text:p text:style-name="P5">7 &gt; 4<text:line-break/>7 gt 4</text:p>
                </table:table-cell>
                <table:table-cell table:style-name="Table8.B2" office:value-type="string">
                  <text:p text:style-name="P5">Test: Is 7 greater than 4?</text:p>
                </table:table-cell>
                <table:table-cell table:style-name="Table8.D2" office:value-type="string">
                  <text:p text:style-name="P5">True</text:p>
                </table:table-cell>
              </table:table-row>
              <table:table-row>
                <table:table-cell table:style-name="Table8.A2" office:value-type="string">
                  <text:p text:style-name="P5">&lt;=,<text:span text:style-name="T3">le</text:span></text:p>
                </table:table-cell>
                <table:table-cell table:style-name="Table8.B2" office:value-type="string">
                  <text:p text:style-name="P5">7 &lt;= 11<text:line-break/>7 le 11</text:p>
                </table:table-cell>
                <table:table-cell table:style-name="Table8.B2" office:value-type="string">
                  <text:p text:style-name="P5">Test: Is 7 less than or equal to 11?</text:p>
                </table:table-cell>
                <table:table-cell table:style-name="Table8.D2" office:value-type="string">
                  <text:p text:style-name="P5">True</text:p>
                </table:table-cell>
              </table:table-row>
              <table:table-row>
                <table:table-cell table:style-name="Table8.A2" office:value-type="string">
                  <text:p text:style-name="P5">&gt;=,<text:span text:style-name="T3">ge</text:span></text:p>
                </table:table-cell>
                <table:table-cell table:style-name="Table8.B2" office:value-type="string">
                  <text:p text:style-name="P5">7 &gt;= 11<text:line-break/>7 ge 11</text:p>
                </table:table-cell>
                <table:table-cell table:style-name="Table8.B2" office:value-type="string">
                  <text:p text:style-name="P5">Test: Is 7 greater than or equal to 11?</text:p>
                </table:table-cell>
                <table:table-cell table:style-name="Table8.D2" office:value-type="string">
                  <text:p text:style-name="P5">False</text:p>
                </table:table-cell>
              </table:table-row>
              <table:table-row>
                <table:table-cell table:style-name="Table8.A8" office:value-type="string">
                  <text:p text:style-name="P5">&lt;=&gt;, <text:span text:style-name="T3">cmp</text:span></text:p>
                </table:table-cell>
                <table:table-cell table:style-name="Table8.B8" office:value-type="string">
                  <text:p text:style-name="P7">$a&lt;=&gt;$b</text:p>
                </table:table-cell>
                <table:table-cell table:style-name="Table8.B8" office:value-type="string">
                  <text:p text:style-name="P5">A greater than B</text:p>
                  <text:p text:style-name="P5">A equal to B</text:p>
                  <text:p text:style-name="P5">A less than B</text:p>
                </table:table-cell>
                <table:table-cell table:style-name="Table8.D8" office:value-type="string">
                  <text:p text:style-name="P5">1</text:p>
                  <text:p text:style-name="P5">0</text:p>
                  <text:p text:style-name="P5">-1</text:p>
                </table:table-cell>
              </table:table-row>
            </table:table>
            <text:h text:style-name="P2" text:outline-level="2">Logical</text:h>
            <table:table table:name="Table9" table:style-name="Table9">
              <table:table-column table:style-name="Table9.A"/>
              <table:table-column table:style-name="Table9.B"/>
              <table:table-column table:style-name="Table9.C"/>
              <table:table-row>
                <table:table-cell table:style-name="Table9.A1" office:value-type="string">
                  <text:p text:style-name="P6">Operator</text:p>
                </table:table-cell>
                <table:table-cell table:style-name="Table9.B1" office:value-type="string">
                  <text:p text:style-name="P6">Defined</text:p>
                </table:table-cell>
                <table:table-cell table:style-name="Table9.C1" office:value-type="string">
                  <text:p text:style-name="P6">Example</text:p>
                </table:table-cell>
              </table:table-row>
              <table:table-row>
                <table:table-cell table:style-name="Table9.A2" office:value-type="string">
                  <text:p text:style-name="P5">&amp;&amp;,<text:span text:style-name="T3">and</text:span></text:p>
                </table:table-cell>
                <table:table-cell table:style-name="Table9.B2" office:value-type="string">
                  <text:p text:style-name="P5">Associates two variables using AND</text:p>
                </table:table-cell>
                <table:table-cell table:style-name="Table9.C2" office:value-type="string">
                  <text:p text:style-name="P5">if (($x &amp;&amp; $y) == 5)...</text:p>
                </table:table-cell>
              </table:table-row>
              <table:table-row>
                <table:table-cell table:style-name="Table9.A3" office:value-type="string">
                  <text:p text:style-name="P5">||,<text:span text:style-name="T3">or</text:span></text:p>
                </table:table-cell>
                <table:table-cell table:style-name="Table9.B3" office:value-type="string">
                  <text:p text:style-name="P5">Associates two variables using OR</text:p>
                </table:table-cell>
                <table:table-cell table:style-name="Table9.C3" office:value-type="string">
                  <text:p text:style-name="P5">if (($x || $y) == 5)...</text:p>
                </table:table-cell>
              </table:table-row>
            </table:table>
            <text:p text:style-name="P1">Simple string comparisons </text:p>
            <table:table table:name="Table10" table:style-name="Table10">
              <table:table-column table:style-name="Table10.A"/>
              <table:table-column table:style-name="Table10.B"/>
              <table:table-row>
                <table:table-cell table:style-name="Table10.A1" office:value-type="string">
                  <text:p text:style-name="P8"><text:span text:style-name="T7">$string </text:span><text:a xlink:type="simple" xlink:href="http://www.troubleshooters.com/codecorn/littperl/perlreg.htm#op_=%7E">=~</text:a><text:span text:style-name="T7"> </text:span><text:a xlink:type="simple" xlink:href="http://www.troubleshooters.com/codecorn/littperl/perlreg.htm#op_m">m</text:a><text:span text:style-name="T7">/</text:span><text:a xlink:type="simple" xlink:href="http://www.troubleshooters.com/codecorn/littperl/perlreg.htm#op_%5E">^</text:a><text:span text:style-name="T7">sought_text</text:span><text:a xlink:type="simple" xlink:href="http://www.troubleshooters.com/codecorn/littperl/perlreg.htm#op_$">$</text:a><text:span text:style-name="T7">/;</text:span></text:p>
                </table:table-cell>
                <table:table-cell table:style-name="Table10.B1" office:value-type="string">
                  <text:p text:style-name="P5"><text:span text:style-name="T4"> </text:span><text:span text:style-name="T5">if you want the comparison to be true only if $string contains the sought text and </text:span><text:span text:style-name="T5">nothing but the sought text</text:span> </text:p>
                </table:table-cell>
              </table:table-row>
              <table:table-row>
                <table:table-cell table:style-name="Table10.A2" office:value-type="string">
                  <text:p text:style-name="Preformatted_20_Text"><text:soft-page-break/><text:span text:style-name="T6">$string </text:span><text:a xlink:type="simple" xlink:href="http://www.troubleshooters.com/codecorn/littperl/perlreg.htm#op_=%7E">=~</text:a><text:span text:style-name="T6"> </text:span><text:a xlink:type="simple" xlink:href="http://www.troubleshooters.com/codecorn/littperl/perlreg.htm#op_m">m</text:a><text:span text:style-name="T6">/</text:span><text:a xlink:type="simple" xlink:href="http://www.troubleshooters.com/codecorn/littperl/perlreg.htm#op_%5E">^</text:a><text:span text:style-name="T6">sought_text</text:span><text:a xlink:type="simple" xlink:href="http://www.troubleshooters.com/codecorn/littperl/perlreg.htm#op_$">$</text:a><text:span text:style-name="T6">/</text:span><text:a xlink:type="simple" xlink:href="http://www.troubleshooters.com/codecorn/littperl/perlreg.htm#op_i">i</text:a><text:span text:style-name="T6">;</text:span></text:p>
                </table:table-cell>
                <table:table-cell table:style-name="Table10.B2" office:value-type="string">
                  <text:p text:style-name="P5"><text:span text:style-name="T5">if you want the comparison to be case insensitive</text:span> </text:p>
                </table:table-cell>
              </table:table-row>
            </table:table>
            <text:p text:style-name="P1"/>
            <text:p text:style-name="P1"/>
            <text:p text:style-name="P1"/>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5">mode</text:p>
                </table:table-cell>
                <table:table-cell table:style-name="Table11.A1" office:value-type="string">
                  <text:p text:style-name="P5">operand</text:p>
                </table:table-cell>
                <table:table-cell table:style-name="Table11.A1" office:value-type="string">
                  <text:p text:style-name="P5">create</text:p>
                </table:table-cell>
                <table:table-cell table:style-name="Table11.D1" office:value-type="string">
                  <text:p text:style-name="P5">truncate</text:p>
                </table:table-cell>
              </table:table-row>
              <table:table-row>
                <table:table-cell table:style-name="Table11.A2" office:value-type="string">
                  <text:p text:style-name="P5">read</text:p>
                </table:table-cell>
                <table:table-cell table:style-name="Table11.A2" office:value-type="string">
                  <text:p text:style-name="P5">&lt;</text:p>
                </table:table-cell>
                <table:table-cell table:style-name="Table11.A2" office:value-type="string">
                  <text:p text:style-name="P5"/>
                </table:table-cell>
                <table:table-cell table:style-name="Table11.D2" office:value-type="string">
                  <text:p text:style-name="P5"/>
                </table:table-cell>
              </table:table-row>
              <table:table-row>
                <table:table-cell table:style-name="Table11.A2" office:value-type="string">
                  <text:p text:style-name="P5">write</text:p>
                </table:table-cell>
                <table:table-cell table:style-name="Table11.A2" office:value-type="string">
                  <text:p text:style-name="P5">&gt;</text:p>
                </table:table-cell>
                <table:table-cell table:style-name="Table11.A2" office:value-type="string">
                  <text:p text:style-name="P5"><text:span text:style-name="T4">✓</text:span> </text:p>
                </table:table-cell>
                <table:table-cell table:style-name="Table11.D2" office:value-type="string">
                  <text:p text:style-name="P5"><text:span text:style-name="T4">✓</text:span> </text:p>
                </table:table-cell>
              </table:table-row>
              <table:table-row>
                <table:table-cell table:style-name="Table11.A2" office:value-type="string">
                  <text:p text:style-name="P5">append</text:p>
                </table:table-cell>
                <table:table-cell table:style-name="Table11.A2" office:value-type="string">
                  <text:p text:style-name="P5">&gt;&gt;</text:p>
                </table:table-cell>
                <table:table-cell table:style-name="Table11.A2" office:value-type="string">
                  <text:p text:style-name="P5"><text:span text:style-name="T4">✓</text:span> </text:p>
                </table:table-cell>
                <table:table-cell table:style-name="Table11.D2" office:value-type="string">
                  <text:p text:style-name="P5"/>
                </table:table-cell>
              </table:table-row>
            </table:table>
            <text:h text:style-name="P11" text:outline-level="2">Using Simple "Wildcards" and "Repetitions"</text:h>
            <text:p text:style-name="P3">Calling these "wildcards" may actually conflict with the theoretical grammar and syntax of Perl, but in fact is the most intuitive way to think of it, and will not lead to any coding mistakes.</text:p>
            <text:p text:style-name="P4">.   Match any character</text:p>
            <text:p text:style-name="P9">\w  Match "word" character (alphanumeric plus "_")</text:p>
            <text:p text:style-name="P9">\W  Match non-word character</text:p>
            <text:p text:style-name="P9">\s  Match whitespace character</text:p>
            <text:p text:style-name="P9">\S  Match non-whitespace character</text:p>
            <text:p text:style-name="P9">\d  Match digit character</text:p>
            <text:p text:style-name="P9">\D  Match non-digit character</text:p>
            <text:p text:style-name="P9">\t  Match tab</text:p>
            <text:p text:style-name="P9">\n  Match newline</text:p>
            <text:p text:style-name="P9">\r  Match return</text:p>
            <text:p text:style-name="P9">\f  Match formfeed</text:p>
            <text:p text:style-name="P9">\a  Match alarm (bell, beep, etc)</text:p>
            <text:p text:style-name="P9">\e  Match escape</text:p>
            <text:p text:style-name="P9">\021  Match octal char ( in this case 21 octal)</text:p>
            <text:p text:style-name="P10">\xf0  Match hex char ( in this case f0 hexidecimal)</text:p>
            <text:p text:style-name="P3">You can follow any character, wildcard, or series of characters and/or wildcard with a repetiton. Here's where you start getting some power:</text:p>
            <text:p text:style-name="P4">*      Match 0 or more times</text:p>
            <text:p text:style-name="P9">+      Match 1 or more times</text:p>
            <text:p text:style-name="P9">?      Match 1 or 0 times</text:p>
            <text:p text:style-name="P9">{n}    Match exactly n times</text:p>
            <text:p text:style-name="P9">{n,}   Match at least n times</text:p>
            <text:p text:style-name="P10">{n,m}  Match at least n but not more than m times</text:p>
            <text:p text:style-name="P1"/>
          </table:table-cell>
          <table:table-cell table:style-name="Table1.B1" office:value-type="string">
            <text:p text:style-name="P5">Other Functions</text:p>
            <table:table table:name="Table2" table:style-name="Table2">
              <table:table-column table:style-name="Table2.A"/>
              <table:table-column table:style-name="Table2.B"/>
              <table:table-row>
                <table:table-cell table:style-name="Table2.A1" office:value-type="string">
                  <text:p text:style-name="P5">chomp($variable)</text:p>
                </table:table-cell>
                <table:table-cell table:style-name="Table2.B1" office:value-type="string">
                  <text:p text:style-name="P5"><text:span text:style-name="T5">removes any erroneous line breaks and spacing from the end of string</text:span> </text:p>
                  <text:p text:style-name="P5">default: $_</text:p>
                </table:table-cell>
              </table:table-row>
              <table:table-row>
                <table:table-cell table:style-name="Table2.A2" office:value-type="string">
                  <text:p text:style-name="P5">@array=split(pattern, $variable, # of pieces)</text:p>
                </table:table-cell>
                <table:table-cell table:style-name="Table2.B2" office:value-type="string">
                  <text:p text:style-name="P5"><text:span text:style-name="T5">splits up a string and places it into an array</text:span> </text:p>
                  <text:p text:style-name="P5">default: @_, skips leading white space then splits on white space,$_, all</text:p>
                </table:table-cell>
              </table:table-row>
              <table:table-row>
                <table:table-cell table:style-name="Table2.A2" office:value-type="string">
                  <text:p text:style-name="P5">for</text:p>
                </table:table-cell>
                <table:table-cell table:style-name="Table2.B2" office:value-type="string">
                  <text:p text:style-name="P5">(initial condition, test case, do after each round)</text:p>
                </table:table-cell>
              </table:table-row>
              <table:table-row>
                <table:table-cell table:style-name="Table2.A2" office:value-type="string">
                  <text:p text:style-name="P5">while</text:p>
                </table:table-cell>
                <table:table-cell table:style-name="Table2.B2" office:value-type="string">
                  <text:p text:style-name="P5">(continue if test case is true)</text:p>
                </table:table-cell>
              </table:table-row>
              <table:table-row>
                <table:table-cell table:style-name="Table2.A2" office:value-type="string">
                  <text:p text:style-name="P5">if</text:p>
                </table:table-cell>
                <table:table-cell table:style-name="Table2.B2" office:value-type="string">
                  <text:p text:style-name="P5">(test case){then} else {then}</text:p>
                </table:table-cell>
              </table:table-row>
              <table:table-row>
                <table:table-cell table:style-name="Table2.A2" office:value-type="string">
                  <text:p text:style-name="P5">$hashname</text:p>
                </table:table-cell>
                <table:table-cell table:style-name="Table2.B2" office:value-type="string">
                  <text:p text:style-name="P5">{key}=value</text:p>
                </table:table-cell>
              </table:table-row>
              <table:table-row>
                <table:table-cell table:style-name="Table2.A2" office:value-type="string">
                  <text:p text:style-name="P5">foreach <text:s/>$var</text:p>
                </table:table-cell>
                <table:table-cell table:style-name="Table2.B2" office:value-type="string">
                  <text:p text:style-name="P5">(@array)</text:p>
                </table:table-cell>
              </table:table-row>
            </table:table>
            <text:p text:style-name="P5">DOS commands</text:p>
            <table:table table:name="Table3" table:style-name="Table3">
              <table:table-column table:style-name="Table3.A"/>
              <table:table-column table:style-name="Table3.B"/>
              <table:table-row>
                <table:table-cell table:style-name="Table3.A1" office:value-type="string">
                  <text:p text:style-name="P5">dir</text:p>
                </table:table-cell>
                <table:table-cell table:style-name="Table3.B1" office:value-type="string">
                  <text:p text:style-name="P5">What is in this folder?</text:p>
                </table:table-cell>
              </table:table-row>
              <table:table-row>
                <table:table-cell table:style-name="Table3.A2" office:value-type="string">
                  <text:p text:style-name="P5">cd <text:span text:style-name="T2">destination folder</text:span></text:p>
                </table:table-cell>
                <table:table-cell table:style-name="Table3.B2" office:value-type="string">
                  <text:p text:style-name="P5">“change directory” goes to the destination folder</text:p>
                </table:table-cell>
              </table:table-row>
            </table:table>
            <text:p text:style-name="P5">\L <text:s text:c="17"/>Transform all letters to lowercase</text:p>
            <text:p text:style-name="P5">\l <text:s text:c="17"/>Transform the next letter to lowercase</text:p>
            <text:p text:style-name="P5">\U <text:s text:c="17"/>Transform all letters to uppercase</text:p>
            <text:p text:style-name="P5">\u <text:s text:c="17"/>Transform the next letter to uppercase</text:p>
            <text:p text:style-name="P5">\n <text:s text:c="17"/>Begin on a new line</text:p>
            <text:p text:style-name="P5">\r <text:s text:c="17"/>Applys a carriage return</text:p>
            <text:p text:style-name="P5">\t <text:s text:c="17"/>Applys a tab to the string</text:p>
            <text:p text:style-name="P5">\f <text:s text:c="17"/>Applys a formfedd to the string</text:p>
            <text:p text:style-name="P5">\b <text:s text:c="17"/>Backspace</text:p>
            <text:p text:style-name="P5">\a <text:s text:c="17"/>Bell</text:p>
            <text:p text:style-name="P5">\e <text:s text:c="17"/>Escapes the next character</text:p>
            <text:p text:style-name="P5">\0nn <text:s text:c="17"/>Creates Octal formatted numbers</text:p>
            <text:p text:style-name="P5">\xnn <text:s text:c="17"/>Creates Hexideciamal formatted numbers</text:p>
            <text:p text:style-name="P5">\cX <text:s text:c="17"/>Control characters, x may be any character</text:p>
            <text:p text:style-name="P5">\Q <text:s text:c="17"/>Do not match the pattern</text:p>
            <text:p text:style-name="P5">\E <text:s text:c="17"/>Ends \U, \L, or \Q functions </text:p>
            <text:p text:style-name="P5"/>
            <text:p text:style-name="P5">Special variables</text:p>
            <table:table table:name="Table4" table:style-name="Table4">
              <table:table-column table:style-name="Table4.A"/>
              <table:table-column table:style-name="Table4.B"/>
              <table:table-row>
                <table:table-cell table:style-name="Table4.A1" office:value-type="string">
                  <text:p text:style-name="P5">$</text:p>
                </table:table-cell>
                <table:table-cell table:style-name="Table4.B1" office:value-type="string">
                  <text:p text:style-name="P5">scalar</text:p>
                </table:table-cell>
              </table:table-row>
              <table:table-row>
                <table:table-cell table:style-name="Table4.A2" office:value-type="string">
                  <text:p text:style-name="P5">$#</text:p>
                </table:table-cell>
                <table:table-cell table:style-name="Table4.B2" office:value-type="string">
                  <text:p text:style-name="P5">Array length minus 1</text:p>
                </table:table-cell>
              </table:table-row>
              <table:table-row>
                <table:table-cell table:style-name="Table4.A2" office:value-type="string">
                  <text:p text:style-name="P5">@</text:p>
                </table:table-cell>
                <table:table-cell table:style-name="Table4.B2" office:value-type="string">
                  <text:p text:style-name="P5">array</text:p>
                </table:table-cell>
              </table:table-row>
              <table:table-row>
                <table:table-cell table:style-name="Table4.A2" office:value-type="string">
                  <text:p text:style-name="P5">%</text:p>
                </table:table-cell>
                <table:table-cell table:style-name="Table4.B2" office:value-type="string">
                  <text:p text:style-name="P5">hash</text:p>
                </table:table-cell>
              </table:table-row>
            </table:table>
            <text:p text:style-name="P5">Simple string comparisons</text:p>
            <table:table table:name="Table5" table:style-name="Table5">
              <table:table-column table:style-name="Table5.A"/>
              <table:table-column table:style-name="Table5.B"/>
              <table:table-row>
                <table:table-cell table:style-name="Table5.A1" office:value-type="string">
                  <text:p text:style-name="P8"><text:span text:style-name="T7">$string </text:span><text:a xlink:type="simple" xlink:href="http://www.troubleshooters.com/codecorn/littperl/perlreg.htm#op_=%7E">=~</text:a><text:span text:style-name="T7"> </text:span><text:a xlink:type="simple" xlink:href="http://www.troubleshooters.com/codecorn/littperl/perlreg.htm#op_m">m</text:a><text:a xlink:type="simple" xlink:href="http://www.troubleshooters.com/codecorn/littperl/perlreg.htm#op_/">/</text:a><text:span text:style-name="T7">sought_text</text:span><text:a xlink:type="simple" xlink:href="http://www.troubleshooters.com/codecorn/littperl/perlreg.htm#op_/">/</text:a><text:span text:style-name="T7">;</text:span></text:p>
                </table:table-cell>
                <table:table-cell table:style-name="Table5.B1" office:value-type="string">
                  <text:p text:style-name="P5"><text:span text:style-name="T5">returns true if string $string contains substring "sought_text", false otherwise</text:span> </text:p>
                </table:table-cell>
              </table:table-row>
              <table:table-row>
                <table:table-cell table:style-name="Table5.A2" office:value-type="string">
                  <text:p text:style-name="P8"><text:span text:style-name="T7">$string </text:span><text:a xlink:type="simple" xlink:href="http://www.troubleshooters.com/codecorn/littperl/perlreg.htm#op_=%7E">=~</text:a><text:span text:style-name="T7"> </text:span><text:a xlink:type="simple" xlink:href="http://www.troubleshooters.com/codecorn/littperl/perlreg.htm#op_m">m</text:a><text:span text:style-name="T7">/</text:span><text:a xlink:type="simple" xlink:href="http://www.troubleshooters.com/codecorn/littperl/perlreg.htm#op_%5E">^</text:a><text:span text:style-name="T7">sought_text/;</text:span></text:p>
                </table:table-cell>
                <table:table-cell table:style-name="Table5.B2" office:value-type="string">
                  <text:p text:style-name="P5"><text:span text:style-name="T5">If you want only those strings where the sought text appears at the verybeginning</text:span> </text:p>
                </table:table-cell>
              </table:table-row>
              <table:table-row>
                <table:table-cell table:style-name="Table5.A2" office:value-type="string">
                  <text:p text:style-name="P8"><text:span text:style-name="T7">$string </text:span><text:a xlink:type="simple" xlink:href="http://www.troubleshooters.com/codecorn/littperl/perlreg.htm#op_=%7E">=~</text:a><text:span text:style-name="T7"> </text:span><text:a xlink:type="simple" xlink:href="http://www.troubleshooters.com/codecorn/littperl/perlreg.htm#op_m">m</text:a><text:span text:style-name="T7">/sought_text</text:span><text:a xlink:type="simple" xlink:href="http://www.troubleshooters.com/codecorn/littperl/perlreg.htm#op_$">$</text:a><text:span text:style-name="T7">/;</text:span></text:p>
                </table:table-cell>
                <table:table-cell table:style-name="Table5.B2" office:value-type="string">
                  <text:p text:style-name="P5"><text:span text:style-name="T5">If you wanted to find out if the sought text was the very </text:span><text:soft-page-break/><text:span text:style-name="T5">last text in the string</text:span> </text:p>
                </table:table-cell>
              </table:table-row>
            </table:table>
            <text:p text:style-name="P5"/>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0T14:49:45.71</meta:creation-date>
    <dc:date>2012-07-18T14:13:06.92</dc:date>
    <meta:editing-duration>PT8H53M10S</meta:editing-duration>
    <meta:editing-cycles>11</meta:editing-cycles>
    <meta:generator>LibreOffice/3.5$Windows_x86 LibreOffice_project/dc9775d-05ecbee-0851ad3-1586698-727bf66</meta:generator>
    <meta:document-statistic meta:table-count="11" meta:image-count="0" meta:object-count="0" meta:page-count="3" meta:paragraph-count="185" meta:word-count="707" meta:character-count="4031" meta:non-whitespace-character-count="3185"/>
  </office:meta>
</office:document-meta>
</file>